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L3">
      <style:paragraph-properties fo:text-align="start" style:justify-single-word="false"/>
    </style:style>
    <style:style style:name="P25" style:family="paragraph" style:parent-style-name="Standard" style:list-style-name="L8">
      <style:paragraph-properties fo:text-align="start" style:justify-single-word="false"/>
    </style:style>
    <style:style style:name="P26" style:family="paragraph" style:parent-style-name="Standard" style:list-style-name="L9">
      <style:paragraph-properties fo:text-align="start" style:justify-single-word="false"/>
    </style:style>
    <style:style style:name="P27" style:family="paragraph" style:parent-style-name="Standard" style:list-style-name="L10">
      <style:paragraph-properties fo:text-align="start" style:justify-single-word="false"/>
    </style:style>
    <style:style style:name="P28" style:family="paragraph" style:parent-style-name="Standard" style:list-style-name="L11">
      <style:paragraph-properties fo:text-align="start" style:justify-single-word="false"/>
    </style:style>
    <style:style style:name="P2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0" style:family="paragraph" style:parent-style-name="Text_20_body" style:list-style-name="L8">
      <style:paragraph-properties fo:text-align="start" style:justify-single-word="false"/>
    </style:style>
    <style:style style:name="P31" style:family="paragraph" style:parent-style-name="Text_20_body" style:list-style-name="L8">
      <style:paragraph-properties fo:text-align="start" style:justify-single-word="false"/>
      <style:text-properties fo:font-size="12pt" style:text-underline-style="none" fo:font-weight="normal" fo:background-color="#e6e6e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Liberation Serif" fo:font-size="12pt" style:text-underline-style="none" fo:font-weight="normal" fo:background-color="#e6e6e6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Liberation Serif" fo:font-size="12pt" style:text-underline-style="none" fo:font-weight="normal" fo:background-color="transparent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59345221" text:style-name="L1">
        <text:list-header>
          <text:p text:style-name="P9">OOPS CONCEPTS</text:p>
          <text:p text:style-name="P9"/>
        </text:list-header>
        <text:list-item>
          <text:p text:style-name="P8">The constructor for all classes is called __construct() (with two leading underscores). <text:line-break/><text:tab/>public function __construct($value) { $this-&gt;_property = $value; } </text:p>
        </text:list-item>
        <text:list-item>
          <text:p text:style-name="P8">Accessing a parent class’s methods and properties </text:p>
          <text:list>
            <text:list-item>
              <text:p text:style-name="P8">ClassName / Parent / Self :: methodOrPropertyName </text:p>
            </text:list-item>
            <text:list-item>
              <text:p text:style-name="P8">It is also used to call the static methods and properties </text:p>
            </text:list-item>
            <text:list-item>
              <text:p text:style-name="P8">parent::__construct($type, $title); </text:p>
            </text:list-item>
          </text:list>
        </text:list-item>
        <text:list-item>
          <text:p text:style-name="P8">Preventing a class or method from being overridden - Use <text:span text:style-name="T1">final</text:span></text:p>
        </text:list-item>
        <text:list-item>
          <text:p text:style-name="P10">Using class constants - <text:line-break/><text:tab/> define('MILES_TO_KILOMETERS', 1.609344); - is global, so use<text:line-break/><text:tab/> const POUNDS_TO_KILOGRAMS = 0.45359237; </text:p>
          <text:list>
            <text:list-item>
              <text:p text:style-name="P10">ClassName :: POUNDS_TO_KILOGRAMS – will be visible in current and self class</text:p>
            </text:list-item>
            <text:list-item>
              <text:p text:style-name="P10">Self :: POUNDS_TO_KILOGRAMS – will be visible in current, self and parent class too</text:p>
            </text:list-item>
          </text:list>
        </text:list-item>
        <text:list-item>
          <text:p text:style-name="P10">A <text:span text:style-name="T2">static</text:span><text:span text:style-name="T1"> </text:span>property or method is sometimes referred to as a class property or class method . Class modifiers can also be used to restrict access.<text:line-break/><text:tab/>Class abc{<text:line-break/><text:tab/>protected static $_counter = 0; <text:line-break/><text:tab/>public function __construct() { <text:line-break/><text:tab/><text:tab/>self::$_counter++; <text:line-break/><text:tab/><text:tab/>$this-&gt;num = self::$_counter; <text:line-break/><text:tab/>}</text:p>
          <text:p text:style-name="P10">-&gt; here each new instance will increment counter.</text:p>
        </text:list-item>
        <text:list-item>
          <text:p text:style-name="P10"><text:span text:style-name="T2">Abstract</text:span><text:span text:style-name="T1"> </text:span>classes </text:p>
          <text:list>
            <text:list-item>
              <text:p text:style-name="P10">By making the parent class abstract, you get all the benefits of inheritance but prevent the parent class from being instantiated. </text:p>
            </text:list-item>
            <text:list-item>
              <text:p text:style-name="P10">So child can have all common functions and properties(they can be overided too), but abstract can't be <text:span text:style-name="T1">instantiated.<text:line-break/></text:span><text:tab/>abstract class Ch2_Product </text:p>
            </text:list-item>
          </text:list>
        </text:list-item>
        <text:list-item>
          <text:p text:style-name="P10"><text:span text:style-name="T2">Abstract </text:span>method. </text:p>
          <text:list>
            <text:list-item>
              <text:p text:style-name="P10">Say you want all child classes to implement a particular method but know that the details of the method will be different for each class. </text:p>
            </text:list-item>
            <text:list-item>
              <text:p text:style-name="P10">An abstract method simply names the method and sets its visibility but leaves the details to the child class. </text:p>
            </text:list-item>
            <text:list-item>
              <text:p text:style-name="P10">abstract class Ch2_Product { </text:p>
              <text:list>
                <text:list-header>
                  <text:p text:style-name="P10">protected $_type; </text:p>
                  <text:p text:style-name="P10">protected $_title; <text:line-break/><text:line-break/>public function getTitle() { </text:p>
                  <text:list>
                    <text:list-header>
                      <text:p text:style-name="P10">return $this-&gt;_title; </text:p>
                    </text:list-header>
                  </text:list>
                  <text:p text:style-name="P10">}<text:line-break/> <text:line-break/><text:span text:style-name="T1">abstract</text:span> public function display(); </text:p>
                </text:list-header>
              </text:list>
              <text:p text:style-name="P10">}<text:line-break/>Declaring an abstract method like this <text:span text:style-name="T1">forces</text:span> all child classes to define the details of the method. </text:p>
            </text:list-item>
          </text:list>
        </text:list-item>
        <text:list-item>
          <text:p text:style-name="P11">Interfaces</text:p>
          <text:list>
            <text:list-item>
              <text:p text:style-name="P12">An interface is very similar to an abstract class, but it has <text:span text:style-name="T1">no properties</text:span> and cannot define how methods are to be implemented. </text:p>
            </text:list-item>
            <text:list-item>
              <text:p text:style-name="P12">It is simply a list of methods that must be implemented. </text:p>
            </text:list-item>
            <text:list-item>
              <text:p text:style-name="P12">Moreover, all methods must be public. </text:p>
            </text:list-item>
            <text:list-item>
              <text:p text:style-name="P12"><text:soft-page-break/>An interface ensures that all classes that implement it have a common set of functionality. </text:p>
            </text:list-item>
            <text:list-item>
              <text:p text:style-name="P12">interface Ch2_Interface { </text:p>
              <text:list>
                <text:list-header>
                  <text:p text:style-name="P12">public function getFileLocation(); </text:p>
                  <text:p text:style-name="P12">public function createDownloadLink(); </text:p>
                </text:list-header>
              </text:list>
              <text:p text:style-name="P12">}<text:line-break/><text:line-break/>class Ch2_Ebook implements Ch2_Interface { </text:p>
              <text:list text:continue-numbering="true">
                <text:list-header>
                  <text:p text:style-name="P12">public function getFileLocation() { </text:p>
                  <text:list>
                    <text:list-header>
                      <text:p text:style-name="P12">// details of method </text:p>
                    </text:list-header>
                  </text:list>
                  <text:p text:style-name="P12">} </text:p>
                  <text:p text:style-name="P12">public function createDownloadLink() { </text:p>
                  <text:list text:continue-numbering="true">
                    <text:list-header>
                      <text:p text:style-name="P12">// details of method </text:p>
                    </text:list-header>
                  </text:list>
                  <text:p text:style-name="P12">} </text:p>
                </text:list-header>
              </text:list>
              <text:p text:style-name="P12">} </text:p>
            </text:list-item>
            <text:list-item>
              <text:p text:style-name="P12">A class can implement multiple interfaces. Just list them as a comma-delimited.</text:p>
            </text:list-item>
          </text:list>
        </text:list-item>
        <text:list-item>
          <text:p text:style-name="P12">Object cloning<text:line-break/> $y = clone $x; <text:line-break/></text:p>
        </text:list-item>
      </text:list>
      <text:p text:style-name="P1"><text:line-break/><text:line-break/><text:line-break/><text:span text:style-name="T3">Exception</text:span></text:p>
      <text:p text:style-name="P2">try { </text:p>
      <text:p text:style-name="P2"><text:tab/>// code that might throw exceptions </text:p>
      <text:p text:style-name="P2">} </text:p>
      <text:p text:style-name="P2">catch (Exception $e) { </text:p>
      <text:p text:style-name="P2"><text:tab/>// handle the exception here </text:p>
      <text:p text:style-name="P2"><text:tab/>$error = $e-&gt;getTraceAsString();</text:p>
      <text:p text:style-name="P2">} </text:p>
      <text:p text:style-name="P2"/>
      <text:p text:style-name="P2">Exception types:</text:p>
      <text:list xml:id="list789638071" text:style-name="L2">
        <text:list-item>
          <text:p text:style-name="P14">getMessage() <text:s/>- The text of the message passed as the first argument to the exception. </text:p>
        </text:list-item>
        <text:list-item>
          <text:p text:style-name="P14">getTrace() - An associative array containing details of the script that resulted in the exception being thrown, including filename, line, function (method), and arguments. </text:p>
        </text:list-item>
        <text:list-item>
          <text:p text:style-name="P14">getTraceAsString() - The same information as provided by getTrace() formatted as a string. </text:p>
        </text:list-item>
      </text:list>
      <text:p text:style-name="P2"/>
      <text:p text:style-name="P6">Basic</text:p>
      <text:list xml:id="list1671714905" text:style-name="L3">
        <text:list-item>
          <text:p text:style-name="P24"><text:span text:style-name="T4">Superglobals </text:span><text:span text:style-name="T6">- $GLOBALS, $_SERVER, $_COOKIE, $_FILES, $_REQUEST, $_SESSION</text:span></text:p>
        </text:list-item>
        <text:list-item>
          <text:p text:style-name="P13"><text:span text:style-name="T9">require</text:span><text:span text:style-name="T8"> gives a fatal error, whereas the </text:span><text:span text:style-name="T9">include</text:span><text:span text:style-name="T8"> gives only warning. </text:span></text:p>
        </text:list-item>
        <text:list-item>
          <text:p text:style-name="P15">getenv(“HTTP_REFERER”) - returns the URL of the page from which the user came to the current page. </text:p>
        </text:list-item>
      </text:list>
      <text:p text:style-name="P2"/>
      <text:p text:style-name="P2"/>
      <text:p text:style-name="P5">Regular Expressions </text:p>
      <text:p text:style-name="P5"/>
      <text:list xml:id="list1992640065" text:style-name="L4">
        <text:list-item>
          <text:p text:style-name="P17">.at - matches ‘cat’, ‘sat’, and ‘mat’ ,'#at'</text:p>
        </text:list-item>
        <text:list-item>
          <text:p text:style-name="P17">[a-z]at - <text:s/>matches ‘cat’, ‘sat’, and ‘mat’ </text:p>
        </text:list-item>
        <text:list-item>
          <text:p text:style-name="P17">[^a-z] - matches any character that is <text:span text:style-name="T1">not between</text:span> a and z. </text:p>
        </text:list-item>
        <text:list-item>
          <text:p text:style-name="P17"><text:soft-page-break/>(very )*large - matches ‘large’, ‘very large’, ‘very very large’</text:p>
        </text:list-item>
        <text:list-item>
          <text:p text:style-name="P17">(very ){1, 3} - matches ‘very ‘, ‘very very ‘ and ‘very very very ‘ </text:p>
        </text:list-item>
        <text:list-item>
          <text:p text:style-name="P17">^bob - matches bob at the start of a string</text:p>
        </text:list-item>
        <text:list-item>
          <text:p text:style-name="P17">com$ - matches com at the end of a string</text:p>
        </text:list-item>
        <text:list-item>
          <text:p text:style-name="P17">com|edu|net - matches com, edu, or net</text:p>
        </text:list-item>
      </text:list>
      <text:p text:style-name="P3"/>
      <text:p text:style-name="P4"/>
      <text:p text:style-name="P4">Functions</text:p>
      <text:list xml:id="list1548801849" text:style-name="L5">
        <text:list-item>
          <text:p text:style-name="P18">eregi : i for <text:span text:style-name="T1">not</text:span> case sensitive. <text:line-break/> <text:tab/>eregi(‘^[a-zA-Z0-9_\-\.]+@[a-zA-Z0-9\-]+\.[a-zA-Z0-9\-\.]+$’, $email) </text:p>
        </text:list-item>
        <text:list-item>
          <text:p text:style-name="P18">ereg_replace( pattern, replacement, search) </text:p>
        </text:list-item>
      </text:list>
      <text:p text:style-name="P3"/>
      <text:p text:style-name="P3"/>
      <text:p text:style-name="P5">File Handling</text:p>
      <text:p text:style-name="P4">Basic</text:p>
      <text:list xml:id="list570730827" text:style-name="L6">
        <text:list-item>
          <text:p text:style-name="P16">fopen -<text:line-break/><text:tab/>$fp = fopen($_SERVER[‘DOCUMENT_ROOT’] .”/../orders/orders.txt”, ‘w’); </text:p>
        </text:list-item>
        <text:list-item>
          <text:p text:style-name="P16">fwrite - </text:p>
          <text:list>
            <text:list-item>
              <text:list>
                <text:list-header>
                  <text:p text:style-name="P16">fwrite($fp, $outputstring); </text:p>
                </text:list-header>
              </text:list>
            </text:list-item>
          </text:list>
        </text:list-item>
        <text:list-item>
          <text:p text:style-name="P16">fclose -<text:line-break/><text:tab/>fclose($fp); </text:p>
        </text:list-item>
        <text:list-item>
          <text:p text:style-name="P16">flock($fp, LOCK TYPE) -&gt; LOCK TYPE are:</text:p>
          <text:list>
            <text:list-item>
              <text:p text:style-name="P16">LOCK_SH - Reading lock </text:p>
            </text:list-item>
            <text:list-item>
              <text:p text:style-name="P16">LOCK_EX - write/ execute lock</text:p>
            </text:list-item>
            <text:list-item>
              <text:p text:style-name="P16">LOCK_UN - existing lock is released. </text:p>
            </text:list-item>
          </text:list>
        </text:list-item>
        <text:list-item>
          <text:p text:style-name="P16">chmod(‘somefile.txt’, 0777);</text:p>
        </text:list-item>
        <text:list-item>
          <text:p text:style-name="P16">Other functions -file_exists , unlink , rewind (pointer to start)</text:p>
        </text:list-item>
      </text:list>
      <text:p text:style-name="P4"/>
      <text:p text:style-name="P4">File Params</text:p>
      <text:list xml:id="list817391481" text:style-name="L7">
        <text:list-item>
          <text:p text:style-name="P19">$_FILES[‘userfile’][‘tmp_name’] - <text:s/>place where the file has been temporarily stored on the web server. </text:p>
        </text:list-item>
        <text:list-item>
          <text:p text:style-name="P19">$_FILES[‘userfile’][‘name’] - is the file’s name on the user’s system. </text:p>
        </text:list-item>
        <text:list-item>
          <text:p text:style-name="P19">$_FILES[‘userfile’][‘size’] - is the size of the file in bytes. </text:p>
        </text:list-item>
        <text:list-item>
          <text:p text:style-name="P19">$_FILES[‘userfile’][‘type’] - <text:s/>is the MIME type of the file like text/plain or image/gif. </text:p>
        </text:list-item>
        <text:list-item>
          <text:p text:style-name="P19">$_FILES[‘userfile’][‘error’] will give you any error codes associated with the file upload.</text:p>
        </text:list-item>
      </text:list>
      <text:p text:style-name="P3"/>
      <text:p text:style-name="P4">Functions</text:p>
      <text:list xml:id="list1665346825" text:style-name="L8">
        <text:list-item>
          <text:p text:style-name="P20">is_uploaded_file – is_uploaded_file($_FILES[‘userfile’][‘tmp_name’]) </text:p>
        </text:list-item>
        <text:list-item>
          <text:p text:style-name="P20">move_uploaded_file – move_uploaded_fileFILES[‘userfile’][‘tmp_name’], $UPLOAD_DIRECTORY)</text:p>
        </text:list-item>
        <text:list-item>
          <text:p text:style-name="P30"><text:span text:style-name="T10">glob</text:span><text:span text:style-name="T7"> — Find pathnames matching a pattern </text:span></text:p>
          <text:list>
            <text:list-header>
              <text:p text:style-name="P31">foreach (glob("*.txt") as $filename)</text:p>
            </text:list-header>
          </text:list>
        </text:list-item>
        <text:list-item>
          <text:p text:style-name="P25"><text:span text:style-name="Source_20_Text"><text:span text:style-name="T11">realpath - expands all symbolic links and resolves references to '/./', '/../' and extra '/' characters in the input path</text:span></text:span></text:p>
        </text:list-item>
        <text:list-item>
          <text:p text:style-name="P25"><text:span text:style-name="Source_20_Text"><text:span text:style-name="T11">fileatime() and filemtime() - timestamp of the time the file was last accessed and last modified </text:span></text:span></text:p>
        </text:list-item>
        <text:list-item>
          <text:p text:style-name="P25"><text:span text:style-name="Source_20_Text"><text:span text:style-name="T11">fileperms() - returns the permissions on the file </text:span></text:span></text:p>
        </text:list-item>
        <text:list-item>
          <text:p text:style-name="P25"><text:span text:style-name="Source_20_Text"><text:span text:style-name="T11">other funcs:- opendir , is_dir, closedir , is_file, mkdir, umask, rmdir</text:span></text:span></text:p>
        </text:list-item>
        <text:list-item>
          <text:p text:style-name="P25"><text:span text:style-name="Source_20_Text"><text:span text:style-name="T12">copy($source_path, $destination_path);</text:span></text:span></text:p>
          <text:p text:style-name="P25"><text:span text:style-name="Source_20_Text"><text:span text:style-name="T12">rename($oldfile, $newfile);</text:span></text:span></text:p>
        </text:list-item>
      </text:list>
      <text:p text:style-name="P7"><text:span text:style-name="Source_20_Text"><text:span text:style-name="T12"/></text:span></text:p>
      <text:p text:style-name="P7"><text:soft-page-break/><text:span text:style-name="Source_20_Text"><text:span text:style-name="T12"/></text:span></text:p>
      <text:p text:style-name="P5">Date n Time</text:p>
      <text:p text:style-name="P4">File Params</text:p>
      <text:list xml:id="list627416014" text:style-name="L9">
        <text:list-item>
          <text:p text:style-name="P26"><text:span text:style-name="Source_20_Text"><text:span text:style-name="T13">mktime() - returns the Unix timestamp<text:line-break/>mktime (hour, minute, second, month, day, year, is_dst)</text:span></text:span></text:p>
        </text:list-item>
        <text:list-item>
          <text:p text:style-name="P26"><text:span text:style-name="Source_20_Text"><text:span text:style-name="T13">array getdate ([int timestamp]) // returns assoc. Array containing seconds, minutes, hours, day</text:span></text:span></text:p>
        </text:list-item>
        <text:list-item>
          <text:p text:style-name="P26"><text:span text:style-name="Source_20_Text"><text:span text:style-name="T13">checkdate ( month, day, year)</text:span></text:span></text:p>
        </text:list-item>
      </text:list>
      <text:p text:style-name="P7"><text:span text:style-name="Source_20_Text"><text:span text:style-name="T13"/></text:span></text:p>
      <text:p text:style-name="P5">Session n Cookies</text:p>
      <text:p text:style-name="P4">Cookie</text:p>
      <text:list xml:id="list1235132073" text:style-name="L10">
        <text:list-item>
          <text:p text:style-name="P27"><text:span text:style-name="Source_20_Text"><text:span text:style-name="T12">setcookie (name, value, expire, path, domain, secure)</text:span></text:span><text:span text:style-name="Source_20_Text"><text:span text:style-name="T13"><text:tab/>// all optional</text:span></text:span></text:p>
        </text:list-item>
        <text:list-item>
          <text:p text:style-name="P27"><text:span text:style-name="Source_20_Text"><text:span text:style-name="T13">session_get_cookie_params() <text:line-break/> <text:tab/>to see the contents of the cookie set by session control. It returns an array containing the elements lifetime, path, domain, and secure.</text:span></text:span></text:p>
        </text:list-item>
        <text:list-item>
          <text:p text:style-name="P27"><text:span text:style-name="Source_20_Text"><text:span text:style-name="T13">session_set_cookie_params($lifetime, $path, $domain, $secure)<text:tab/>// all optional<text:line-break/></text:span></text:span></text:p>
        </text:list-item>
      </text:list>
      <text:p text:style-name="P7"><text:span text:style-name="T5">Session</text:span></text:p>
      <text:list xml:id="list1530548376" text:style-name="L11">
        <text:list-item>
          <text:p text:style-name="P28"><text:span text:style-name="Source_20_Text"><text:span text:style-name="T12">session_start()</text:span></text:span></text:p>
        </text:list-item>
        <text:list-item>
          <text:p text:style-name="P22">$_SESSION[‘myvar’] = 5;</text:p>
        </text:list-item>
        <text:list-item>
          <text:p text:style-name="P22">unset($_SESSION[‘myvar’])</text:p>
        </text:list-item>
        <text:list-item>
          <text:p text:style-name="P22">session_destroy();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Kumar</meta:initial-creator>
    <meta:creation-date>2013-01-15T11:39:59</meta:creation-date>
    <dc:date>2013-01-18T11:44:51</dc:date>
    <dc:creator>Amit Kumar</dc:creator>
    <meta:editing-duration>PT1H52M5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4" meta:paragraph-count="114" meta:word-count="948" meta:character-count="1059" meta:non-whitespace-character-count="5304"/>
  </office:meta>
</office:document-meta>
</file>